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acb3" officeooo:paragraph-rsid="00172848" style:font-weight-asian="bold" style:font-weight-complex="bold"/>
    </style:style>
    <style:style style:name="P2" style:family="paragraph" style:parent-style-name="Standard">
      <style:text-properties officeooo:rsid="0012acb3" officeooo:paragraph-rsid="00172848"/>
    </style:style>
    <style:style style:name="P3" style:family="paragraph" style:parent-style-name="Standard">
      <style:text-properties officeooo:rsid="0015d283" officeooo:paragraph-rsid="00172848"/>
    </style:style>
    <style:style style:name="P4" style:family="paragraph" style:parent-style-name="Standard">
      <style:text-properties officeooo:rsid="001622be" officeooo:paragraph-rsid="00172848"/>
    </style:style>
    <style:style style:name="P5" style:family="paragraph" style:parent-style-name="Standard">
      <style:text-properties officeooo:rsid="00182f8b" officeooo:paragraph-rsid="00172848"/>
    </style:style>
    <style:style style:name="P6" style:family="paragraph" style:parent-style-name="Standard">
      <style:text-properties officeooo:rsid="0016bf22" officeooo:paragraph-rsid="00172848"/>
    </style:style>
    <style:style style:name="P7" style:family="paragraph" style:parent-style-name="Standard">
      <style:text-properties officeooo:paragraph-rsid="00172848"/>
    </style:style>
    <style:style style:name="P8" style:family="paragraph" style:parent-style-name="Standard">
      <style:text-properties officeooo:rsid="00176ab0" officeooo:paragraph-rsid="00172848"/>
    </style:style>
    <style:style style:name="P9" style:family="paragraph" style:parent-style-name="Standard">
      <style:text-properties officeooo:rsid="0019bbb0" officeooo:paragraph-rsid="00172848"/>
    </style:style>
    <style:style style:name="T1" style:family="text">
      <style:text-properties officeooo:rsid="0012acb3"/>
    </style:style>
    <style:style style:name="T2" style:family="text">
      <style:text-properties officeooo:rsid="001622be"/>
    </style:style>
    <style:style style:name="T3" style:family="text">
      <style:text-properties officeooo:rsid="0016bf22"/>
    </style:style>
    <style:style style:name="T4" style:family="text">
      <style:text-properties style:text-underline-style="solid" style:text-underline-width="auto" style:text-underline-color="font-color" officeooo:rsid="0016bf22"/>
    </style:style>
    <style:style style:name="T5" style:family="text">
      <style:text-properties officeooo:rsid="001917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rdinalzahlen - Cardinal numbers</text:p>
      <text:p text:style-name="P2"/>
      <text:p text:style-name="P3">[number] + t + -er/es/e</text:p>
      <text:p text:style-name="P2"/>
      <text:p text:style-name="P3">erst<text:span text:style-name="T1"> -er/es/e</text:span></text:p>
      <text:p text:style-name="P3">nächste <text:span text:style-name="T1"><text:s/>-er/es/e</text:span></text:p>
      <text:p text:style-name="P3">dies <text:span text:style-name="T1"><text:s/>-er/es/e</text:span></text:p>
      <text:p text:style-name="P3">letzt<text:span text:style-name="T1"> -er/es/e</text:span></text:p>
      <text:p text:style-name="P2"/>
      <text:p text:style-name="P2">erst -er/es/e*</text:p>
      <text:p text:style-name="P2">zweit -er/es/e</text:p>
      <text:p text:style-name="P2">dritt -er/es/e*</text:p>
      <text:p text:style-name="P2">viert -er/es/e</text:p>
      <text:p text:style-name="P2">fünft -er/es/e</text:p>
      <text:p text:style-name="P2">sechst -er/es/e</text:p>
      <text:p text:style-name="P2">siebt / siebent -er/es/e*</text:p>
      <text:p text:style-name="P2">acht -er/es/e</text:p>
      <text:p text:style-name="P2">neunt -er/es/e</text:p>
      <text:p text:style-name="P2">zehnt -er/es/e</text:p>
      <text:p text:style-name="P2"/>
      <text:p text:style-name="P4">zwanzig -st<text:span text:style-name="T1">-er/es/e</text:span></text:p>
      <text:p text:style-name="P4">dreißig -st<text:span text:style-name="T1">-er/es/e</text:span></text:p>
      <text:p text:style-name="P4">vierzig -st<text:span text:style-name="T1">-er/es/e</text:span></text:p>
      <text:p text:style-name="P4"/>
      <text:p text:style-name="P5">hundert -st<text:span text:style-name="T1">-er/es/e</text:span></text:p>
      <text:p text:style-name="P5">tausend -st<text:span text:style-name="T1">-er/es/e</text:span></text:p>
      <text:p text:style-name="P2"/>
      <text:p text:style-name="P3">Heute ist unsere erste Stunde.</text:p>
      <text:p text:style-name="P3">Morgen ist der <text:span text:style-name="T2">21. (</text:span>einundzwanzigste<text:span text:style-name="T2">)</text:span> Mai.</text:p>
      <text:p text:style-name="P3">In der dritten Stunde habe ich Deutschunterricht.</text:p>
      <text:p text:style-name="P3">Mittwoch ist der dritte Tag der Woche.</text:p>
      <text:p text:style-name="P3">Das höre ich heute zum ersten Mal.</text:p>
      <text:p text:style-name="P3">Das ist schon das dritte Mal, dass du zu spät kommst.</text:p>
      <text:p text:style-name="P6">Das ist der fünf Million einhundert-sechsundsiebzig-tausendste Tag.</text:p>
      <text:p text:style-name="P6">Das ist der 5.176.000. Tag.</text:p>
      <text:p text:style-name="P7"><text:span text:style-name="T3">Das ist der </text:span><text:span text:style-name="T4">fünf Million</text:span><text:span text:style-name="T3"> einhundert-sechsundsiebzig-tausend-</text:span><text:span text:style-name="T5">dreihundert-einundzwanzigste</text:span><text:span text:style-name="T3"> Tag.<text:line-break/></text:span>Das ist der 5.176.<text:span text:style-name="T5">3</text:span>21. Tag. </text:p>
      <text:p text:style-name="P6"/>
      <text:p text:style-name="P6">Das ist schon das hundertste Mal, dass ich dir sage, dass du nicht in der Wohnung rauchen sollst.</text:p>
      <text:p text:style-name="P6">Das ist schon das 100. Mal, dass ich dir sage, dass du nicht in der Wohnung rauchen sollst.</text:p>
      <text:p text:style-name="P8">Ich hoffe, dass ich dir das nicht noch eine Millionen Mal sagen muss.</text:p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16:19:17.193887700</meta:creation-date>
    <dc:date>2025-11-14T16:19:47.928706500</dc:date>
    <meta:editing-duration>PT31S</meta:editing-duration>
    <meta:editing-cycles>1</meta:editing-cycles>
    <meta:document-statistic meta:table-count="0" meta:image-count="0" meta:object-count="0" meta:page-count="1" meta:paragraph-count="33" meta:word-count="165" meta:character-count="1080" meta:non-whitespace-character-count="945"/>
    <meta:generator>LibreOffice/25.2.6.2$Windows_X86_64 LibreOffice_project/729c5bfe710f5eb71ed3bbde9e06a6065e9c6c5d</meta:generator>
  </office:meta>
</office:document-meta>
</file>